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f7c" officeooo:paragraph-rsid="00047f7c"/>
    </style:style>
    <style:style style:name="P2" style:family="paragraph" style:parent-style-name="Standard">
      <style:text-properties officeooo:rsid="00047f7c" officeooo:paragraph-rsid="00047f7c"/>
    </style:style>
    <style:style style:name="P3" style:family="paragraph" style:parent-style-name="Standard">
      <style:paragraph-properties fo:text-align="center" style:justify-single-word="false"/>
      <style:text-properties officeooo:rsid="00047f7c" officeooo:paragraph-rsid="00047f7c"/>
    </style:style>
    <style:style style:name="P4" style:family="paragraph" style:parent-style-name="Standard">
      <style:text-properties officeooo:rsid="0004dd0e" officeooo:paragraph-rsid="0004dd0e"/>
    </style:style>
    <style:style style:name="P5" style:family="paragraph" style:parent-style-name="Standard">
      <style:paragraph-properties fo:text-align="start" style:justify-single-word="false"/>
      <style:text-properties officeooo:rsid="0004dd0e" officeooo:paragraph-rsid="0004dd0e"/>
    </style:style>
    <style:style style:name="P6" style:family="paragraph" style:parent-style-name="Standard">
      <style:paragraph-properties fo:text-align="center" style:justify-single-word="false"/>
      <style:text-properties officeooo:rsid="0004dd0e" officeooo:paragraph-rsid="0004dd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Commands</text:p>
      <text:p text:style-name="P1"/>
      <text:p text:style-name="P4">1. Install software parallely across all the machines via a shell script</text:p>
      <text:p text:style-name="P1"/>
      <text:p text:style-name="P3"><text:s/>parallel-ssh -l root -h h2.txt -P -I &lt; btchinst.sh </text:p>
      <text:p text:style-name="P3"/>
      <text:p text:style-name="P5">2. Configure all the clients with Local repo server. (Adding custom /etc/apt/sources/list)</text:p>
      <text:p text:style-name="P5"/>
      <text:p text:style-name="P6">parallel-ssh -l root -h /home/sysad/Music/temphosts.txt -P -I &lt; update-src.s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8:47:47.015335898</meta:creation-date>
    <dc:date>2018-01-18T20:22:02.294073534</dc:date>
    <meta:editing-duration>PT25M59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5" meta:word-count="44" meta:character-count="310" meta:non-whitespace-character-count="268"/>
  </office:meta>
</office:document-meta>
</file>